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="2.24pt solid #0000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160x06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M386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753" calcext:value-type="float">
            <text:p>7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4*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ая плата</text:p>
          </table:table-cell>
          <table:covered-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1" office:value-type="string" calcext:value-type="string" table:number-columns-spanned="3" table:number-rows-spanned="1">
            <text:p>Цена деталей:</text:p>
          </table:table-cell>
          <table:covered-table-cell table:number-columns-repeated="2"/>
          <table:table-cell table:formula="of:=SUM([.D1:.D231])" office:value-type="float" office:value="1162.08" calcext:value-type="float">
            <text:p>1162,0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Работа:</text:p>
          </table:table-cell>
          <table:covered-table-cell table:number-columns-repeated="2"/>
          <table:table-cell table:formula="of:=[.D232]" office:value-type="float" office:value="1162.08" calcext:value-type="float">
            <text:p>1162,08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Итого</text:p>
          </table:table-cell>
          <table:covered-table-cell/>
          <table:table-cell table:formula="of:=SUM([.D232:.D233])" office:value-type="float" office:value="2324.16" calcext:value-type="float">
            <text:p>2324,16</text:p>
          </table:table-cell>
        </table:table-row>
      </table:table>
      <table:table table:name="160x05P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4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n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D4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822" calcext:value-type="float">
            <text:p>82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SBL2045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1.5KE1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Печатная плата</text:p>
          </table:table-cell>
          <table:covered-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Цена деталей:</text:p>
          </table:table-cell>
          <table:covered-table-cell/>
          <table:table-cell table:formula="of:=SUM([.D1:.D218])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Работа</text:p>
          </table:table-cell>
          <table:covered-table-cell/>
          <table:table-cell table:formula="of:=[.D220]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Итого</text:p>
          </table:table-cell>
          <table:covered-table-cell/>
          <table:table-cell table:style-name="ce15" table:formula="of:=SUM([.D220:.D221])" office:value-type="float" office:value="6467.5" calcext:value-type="float">
            <text:p>6467,5</text:p>
          </table:table-cell>
        </table:table-row>
        <table:table-row table:style-name="ro1" table:number-rows-repeated="10483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интез" table:style-name="ta1">
        <table:table-column table:style-name="co4" table:default-cell-style-name="Default"/>
        <table:table-column table:style-name="co4" table:default-cell-style-name="ce12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ega328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Si53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S3107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AT24C3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74HC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M317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россыпь</text:p>
          </table:table-cell>
          <table:covered-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Печатная плата</text:p>
          </table:table-cell>
          <table:covered-table-cell table:style-name="ce12"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Цена деталей</text:p>
          </table:table-cell>
          <table:covered-table-cell/>
          <table:table-cell table:formula="of:=SUM([.D1:.D11])" office:value-type="float" office:value="1187.2" calcext:value-type="float">
            <text:p>1187,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Работа</text:p>
          </table:table-cell>
          <table:covered-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Итого</text:p>
          </table:table-cell>
          <table:covered-table-cell/>
          <table:table-cell table:style-name="ce15" table:formula="of:=SUM([.D12:.D13])" office:value-type="float" office:value="2187.2" calcext:value-type="float">
            <text:p>2187,2</text:p>
          </table:table-cell>
        </table:table-row>
      </table:table>
      <table:table table:name="ATU" table:style-name="ta1"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]*[.B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2]*[.B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]*[.B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4]*[.B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]*[.B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6]*[.B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7]*[.B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Т50-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C8]*[.B8]" office:value-type="float" office:value="175" calcext:value-type="float">
            <text:p>175</text:p>
          </table:table-cell>
        </table:table-row>
        <table:table-row table:style-name="ro2">
          <table:table-cell table:style-name="ce12" office:value-type="string" calcext:value-type="string">
            <text:p>HK4100F-DC12V-SHG 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C9]*[.B9]" office:value-type="float" office:value="650" calcext:value-type="float">
            <text:p>650</text:p>
          </table:table-cell>
        </table:table-row>
        <table:table-row table:style-name="ro1">
          <table:table-cell table:style-name="ce12" office:value-type="string" calcext:value-type="string">
            <text:p>PIC16F1938 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[.C10]*[.B10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M3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3]*[.B13]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table:formula="of:=SUM([.D1:.D13])" office:value-type="float" office:value="1791" calcext:value-type="float">
            <text:p>1791</text:p>
          </table:table-cell>
        </table:table-row>
      </table:table>
      <table:table table:name="Сумма всего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Детали+сборка всех плат</text:p>
          </table:table-cell>
          <table:table-cell table:formula="of:=[$Синтез.D14]+[$160x05PA.D222]+[$160x06RF.D234]" office:value-type="float" office:value="10978.86" calcext:value-type="float">
            <text:p>10978,86</text:p>
          </table:table-cell>
        </table:table-row>
        <table:table-row table:style-name="ro3">
          <table:table-cell table:style-name="ce8" office:value-type="string" calcext:value-type="string">
            <text:p>Сборка тушки+ручки+окн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SUM([.B1:.B2])" office:value-type="float" office:value="11978.86" calcext:value-type="float">
            <text:p>11978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9T03:50:22.361000000</dc:date>
    <meta:editing-duration>PT12H28M30S</meta:editing-duration>
    <meta:editing-cycles>7</meta:editing-cycles>
    <meta:generator>LibreOffice/7.4.2.3$Windows_X86_64 LibreOffice_project/382eef1f22670f7f4118c8c2dd222ec7ad009daf</meta:generator>
    <meta:document-statistic meta:table-count="5" meta:cell-count="1893" meta:object-count="0"/>
  </office:meta>
</office:document-meta>
</file>